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083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language="pt" fo:country="BR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/>
    </style:style>
    <style:style style:name="P3" style:family="paragraph" style:parent-style-name="Horizontal_20_Line">
      <style:text-properties fo:language="pt" fo:country="BR"/>
    </style:style>
    <style:style style:name="P4" style:family="paragraph" style:parent-style-name="Heading_20_2">
      <style:paragraph-properties fo:margin-left="0in" fo:margin-right="0in" fo:margin-top="0.2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8pt" fo:language="pt" fo:country="BR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language="pt" fo:country="BR" style:text-underline-style="none" style:text-blinking="false" fo:background-color="transparent"/>
    </style:style>
    <style:style style:name="P7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in" fo:margin-right="0in" fo:margin-top="0.1665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10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11" style:family="paragraph" style:parent-style-name="Text_20_body">
      <style:paragraph-properties fo:margin-left="0in" fo:margin-right="0in" fo:margin-top="0.1272in" fo:margin-bottom="0.1272in" style:contextual-spacing="false" style:line-height-at-least="0.2402in" fo:text-indent="0in" style:auto-text-indent="false" style:writing-mode="lr-tb"/>
      <style:text-properties officeooo:paragraph-rsid="001d6ff7"/>
    </style:style>
    <style:style style:name="P12" style:family="paragraph" style:parent-style-name="Text_20_body">
      <style:paragraph-properties fo:margin-left="0in" fo:margin-right="0in" fo:margin-top="0.1272in" fo:margin-bottom="0.1272in" style:contextual-spacing="false" style:line-height-at-least="0.2402in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1d6ff7" style:text-blinking="false" fo:background-color="transparent"/>
    </style:style>
    <style:style style:name="P13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1e8e09"/>
    </style:style>
    <style:style style:name="P1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1ff824"/>
    </style:style>
    <style:style style:name="P15" style:family="paragraph" style:parent-style-name="Text_20_body">
      <style:paragraph-properties fo:margin-top="0.0874in" fo:margin-bottom="0.0874in" style:contextual-spacing="false" fo:line-height="138%" style:writing-mode="lr-tb"/>
      <style:text-properties officeooo:paragraph-rsid="0022ff14"/>
    </style:style>
    <style:style style:name="P16" style:family="paragraph" style:parent-style-name="Text_20_body">
      <style:paragraph-properties fo:margin-top="0.1665in" fo:margin-bottom="0.1665in" style:contextual-spacing="false" fo:line-height="138%" style:writing-mode="lr-tb"/>
      <style:text-properties officeooo:paragraph-rsid="0022ff14"/>
    </style:style>
    <style:style style:name="P17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27990f"/>
    </style:style>
    <style:style style:name="P18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27990f"/>
    </style:style>
    <style:style style:name="P19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1186" officeooo:paragraph-rsid="0027990f" style:text-blinking="false" fo:background-color="transparent"/>
    </style:style>
    <style:style style:name="P20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2c17da"/>
    </style:style>
    <style:style style:name="P21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d0a0a" officeooo:paragraph-rsid="002c17da" style:text-blinking="false" fo:background-color="transparent"/>
    </style:style>
    <style:style style:name="P2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2fb4c0"/>
    </style:style>
    <style:style style:name="P2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37baa0"/>
    </style:style>
    <style:style style:name="P2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3b1c27"/>
    </style:style>
    <style:style style:name="P26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</style:style>
    <style:style style:name="P27" style:family="paragraph" style:parent-style-name="Text_20_body">
      <style:paragraph-properties fo:margin-left="0in" fo:margin-right="0in" fo:margin-top="0.0756in" fo:margin-bottom="0in" style:contextual-spacing="false" fo:line-height="138%" fo:text-indent="0in" style:auto-text-indent="false" style:writing-mode="lr-tb"/>
      <style:text-properties officeooo:paragraph-rsid="003f60ca"/>
    </style:style>
    <style:style style:name="P28" style:family="paragraph" style:parent-style-name="Text_20_body">
      <style:paragraph-properties fo:margin-left="0in" fo:margin-right="0in" fo:margin-top="0.0756in" fo:margin-bottom="0in" style:contextual-spacing="false" fo:line-height="138%" fo:text-indent="0in" style:auto-text-indent="false" style:writing-mode="lr-tb"/>
      <style:text-properties fo:font-size="12pt" officeooo:paragraph-rsid="003f60ca" style:font-size-asian="12pt" style:font-size-complex="12pt"/>
    </style:style>
    <style:style style:name="P29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officeooo:paragraph-rsid="003fceba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190fd"/>
    </style:style>
    <style:style style:name="P31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officeooo:paragraph-rsid="00421276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21276"/>
    </style:style>
    <style:style style:name="P33" style:family="paragraph" style:parent-style-name="Text_20_body" style:list-style-name="L2">
      <style:paragraph-properties fo:margin-top="0in" fo:margin-bottom="0in" style:contextual-spacing="false" fo:line-height="138%"/>
      <style:text-properties fo:color="#000000" loext:opacity="100%" style:font-name="Liberation Serif" fo:language="pt" fo:country="BR" officeooo:rsid="004190fd" style:font-size-asian="12pt"/>
    </style:style>
    <style:style style:name="P34" style:family="paragraph" style:parent-style-name="Text_20_body" style:list-style-name="L3">
      <style:paragraph-properties fo:margin-top="0in" fo:margin-bottom="0in" style:contextual-spacing="false" fo:line-height="138%"/>
      <style:text-properties fo:color="#000000" loext:opacity="100%" style:font-name="Liberation Serif" fo:language="pt" fo:country="BR" officeooo:rsid="004190fd" style:font-size-asian="12pt"/>
    </style:style>
    <style:style style:name="P35" style:family="paragraph" style:parent-style-name="Text_20_body" style:list-style-name="L4">
      <style:paragraph-properties fo:margin-top="0in" fo:margin-bottom="0in" style:contextual-spacing="false" fo:line-height="138%"/>
    </style:style>
    <style:style style:name="P3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2588b" officeooo:paragraph-rsid="0042588b" style:text-blinking="false" fo:background-color="transparent"/>
    </style:style>
    <style:style style:name="P37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5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5521d" officeooo:paragraph-rsid="0045521d" style:text-blinking="false" fo:background-color="transparent" style:font-weight-asian="bold" style:font-weight-complex="bold"/>
    </style:style>
    <style:style style:name="P39" style:family="paragraph" style:parent-style-name="Text_20_body" style:list-style-name="L5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5521d" officeooo:paragraph-rsid="0045521d" style:text-blinking="false" fo:background-color="transparent" style:font-weight-asian="bold" style:font-weight-complex="bold"/>
    </style:style>
    <style:style style:name="P40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paragraph-rsid="0045521d" style:text-blinking="false" fo:background-color="transparent"/>
    </style:style>
    <style:style style:name="P41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db233"/>
    </style:style>
    <style:style style:name="P4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4db233"/>
    </style:style>
    <style:style style:name="P4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4db9c9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db9c9"/>
    </style:style>
    <style:style style:name="P4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4f33ca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f33ca"/>
    </style:style>
    <style:style style:name="P48" style:family="paragraph" style:parent-style-name="Text_20_body">
      <style:text-properties fo:language="pt" fo:country="B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style:font-name="Arial" fo:font-size="12pt" fo:font-style="normal" fo:font-weight="normal"/>
    </style:style>
    <style:style style:name="T5" style:family="text">
      <style:text-properties style:font-name="Arial" fo:font-size="12pt" fo:language="pt" fo:country="BR" fo:font-style="normal" fo:font-weight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df1f4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ceece" style:text-blinking="false" fo:background-color="transparent" loext:char-shading-value="0"/>
    </style:style>
    <style:style style:name="T12" style:family="text">
      <style:text-properties officeooo:rsid="001df1f4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e8e0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90f5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8e09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ff82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1ff824" style:text-blinking="false" fo:background-color="transparent" loext:char-shading-value="0" style:font-weight-asian="bold" style:font-weight-complex="bold"/>
    </style:style>
    <style:style style:name="T18" style:family="text">
      <style:text-properties fo:language="pt" fo:country="BR" fo:font-weight="bold" officeooo:rsid="001ff824" style:font-weight-asian="bold" style:font-weight-complex="bold"/>
    </style:style>
    <style:style style:name="T19" style:family="text">
      <style:text-properties fo:language="pt" fo:country="BR" fo:font-weight="normal" officeooo:rsid="0022ff14" style:font-weight-asian="normal" style:font-weight-complex="normal"/>
    </style:style>
    <style:style style:name="T20" style:family="text">
      <style:text-properties fo:language="pt" fo:country="BR" fo:font-weight="bold" officeooo:rsid="0022ff14" style:font-weight-asian="bold" style:font-weight-complex="bold"/>
    </style:style>
    <style:style style:name="T21" style:family="text">
      <style:text-properties fo:language="pt" fo:country="BR" fo:font-weight="normal" officeooo:rsid="0024fd4c" style:font-weight-asian="normal" style:font-weight-complex="normal"/>
    </style:style>
    <style:style style:name="T22" style:family="text">
      <style:text-properties officeooo:rsid="001ff824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7990f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a2526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a5e85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b536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c1186" style:text-blinking="false" fo:background-color="transparent" loext:char-shading-value="0"/>
    </style:style>
    <style:style style:name="T29" style:family="text">
      <style:text-properties officeooo:rsid="002c17da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17da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3abb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d0a0a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ebe4a" style:text-blinking="false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officeooo:rsid="002fb4c0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2fb4c0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officeooo:rsid="00312598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312598" style:text-blinking="false" fo:background-color="transparent" loext:char-shading-value="0" style:font-weight-asian="normal" style:font-weight-complex="normal"/>
    </style:style>
    <style:style style:name="T40" style:family="text">
      <style:text-properties fo:language="pt" fo:country="BR"/>
    </style:style>
    <style:style style:name="T41" style:family="text">
      <style:text-properties fo:language="pt" fo:country="BR" officeooo:rsid="0033e801"/>
    </style:style>
    <style:style style:name="T42" style:family="text">
      <style:text-properties fo:language="pt" fo:country="BR" fo:font-style="italic" officeooo:rsid="0033e801" style:font-style-asian="italic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4c771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756fd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7b0e9" style:text-blinking="false" fo:background-color="transparent" loext:char-shading-value="0"/>
    </style:style>
    <style:style style:name="T46" style:family="text">
      <style:text-properties fo:language="pt" fo:country="BR" fo:font-weight="bold" style:font-weight-asian="bold" style:font-weight-complex="bold"/>
    </style:style>
    <style:style style:name="T47" style:family="text">
      <style:text-properties fo:language="pt" fo:country="BR" fo:font-weight="normal" style:font-weight-asian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b1c27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bf4a3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bf4a3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2" style:family="text">
      <style:text-properties fo:font-size="12pt" fo:language="pt" fo:country="BR" style:font-size-asian="12pt" style:font-size-complex="12pt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3f60ca" style:text-blinking="false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0pt" fo:language="pt" fo:country="BR" fo:font-style="italic" style:text-underline-style="none" fo:font-weight="normal" officeooo:rsid="003f60ca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3fceba" style:text-blinking="false" fo:background-color="transparent" loext:char-shading-value="0"/>
    </style:style>
    <style:style style:name="T57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40d144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190fd" style:text-blinking="false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4190fd" style:text-blinking="false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421276" style:text-blinking="false" fo:background-color="transparent" loext:char-shading-value="0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21276" style:text-blinking="false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4190fd" style:text-blinking="false" fo:background-color="transparent" loext:char-shading-value="0" style:font-size-asian="12pt" style:font-weight-asian="bold" style:font-size-complex="12pt" style:font-weight-complex="bold"/>
    </style:style>
    <style:style style:name="T64" style:family="text">
      <style:text-properties style:font-name="Liberation Serif" fo:font-weight="bold" style:font-weight-asian="bold" style:font-weight-complex="bold"/>
    </style:style>
    <style:style style:name="T65" style:family="text">
      <style:text-properties fo:color="#000000" loext:opacity="100%" style:font-name="Liberation Serif" fo:language="pt" fo:country="BR" fo:font-weight="bold" officeooo:rsid="004190fd" style:font-size-asian="12pt" style:font-weight-asian="bold" style:font-weight-complex="bold"/>
    </style:style>
    <style:style style:name="T66" style:family="text">
      <style:text-properties fo:color="#000000" loext:opacity="100%" style:font-name="Liberation Serif" fo:language="pt" fo:country="BR" officeooo:rsid="004190fd" style:font-size-asian="12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style-asian="normal" style:font-style-complex="normal"/>
    </style:style>
    <style:style style:name="T69" style:family="text">
      <style:text-properties officeooo:rsid="004420e1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6a581" style:text-blinking="false" fo:background-color="transparent" loext:char-shading-value="0"/>
    </style:style>
    <style:style style:name="T72" style:family="text">
      <style:text-properties fo:font-family="Arial, sans-serif" style:font-family-generic="swiss" fo:language="pt" fo:country="BR"/>
    </style:style>
    <style:style style:name="T73" style:family="text">
      <style:text-properties officeooo:rsid="00485cc8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underline-style="none" officeooo:rsid="00485cc8" style:text-blinking="false" fo:background-color="transparent" loext:char-shading-value="0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9fd27" style:text-blinking="false" fo:background-color="transparent" loext:char-shading-value="0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bd2a7" style:text-blinking="false" fo:background-color="transparent" loext:char-shading-value="0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4db233" style:text-blinking="false" fo:background-color="transparent" loext:char-shading-value="0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underline-style="none" officeooo:rsid="004db233" style:text-blinking="false" fo:background-color="transparent" loext:char-shading-value="0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super 58%" style:text-underline-style="none" officeooo:rsid="004db233" style:text-blinking="false" fo:background-color="transparent" loext:char-shading-value="0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5095e7" style:text-blinking="false" fo:background-color="transparent" loext:char-shading-value="0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5095e7" style:text-blinking="false" fo:background-color="transparent" loext:char-shading-value="0"/>
    </style:style>
    <style:style style:name="T83" style:family="text">
      <style:text-properties fo:font-weight="bold"/>
    </style:style>
    <style:style style:name="T84" style:family="text">
      <style:text-properties officeooo:rsid="004db233"/>
    </style:style>
    <style:style style:name="T85" style:family="text">
      <style:text-properties officeooo:rsid="00509b4d"/>
    </style:style>
    <style:style style:name="T86" style:family="text">
      <style:text-properties officeooo:rsid="005496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balho prático de Arquitetura de Computadores</text:h>
      <text:p text:style-name="P2"><text:span text:style-name="T1">Autor 1:</text:span><text:span text:style-name="T2"> </text:span><text:span text:style-name="T3">Renan Catini Amaral<text:line-break/></text:span><text:span text:style-name="T1">Autor 2</text:span><text:span text:style-name="T3">: Luis Renato Goulart<text:line-break/></text:span><text:span text:style-name="T1">Professor:</text:span><text:span text:style-name="T2"> </text:span><text:span text:style-name="T3">Eliseu César Miguel</text:span></text:p>
      <text:p text:style-name="P3"/>
      <text:h text:style-name="P4" text:outline-level="2">1. Introdução</text:h>
      <text:h text:style-name="P5" text:outline-level="3">1.1 Objetivo do Projeto</text:h>
      <text:p text:style-name="P6"> <text:span text:style-name="T4">Neste trabalho, foi implementado um processador multiciclo de 16 bits, com instruções de tamanho fixo, com capacidade de fazer operações aritméticas simples com 8 registradores.</text:span></text:p>
      <text:p text:style-name="P6"> <text:span text:style-name="T4">A implementação foi feita na linguagem de descrição de Hardware (HDL) Verilog, com a finalidade de aprender a utilizar novas ferramentas para essa finalidade.</text:span></text:p>
      <text:h text:style-name="P5" text:outline-level="3">1.2 Especificações Atendidas</text:h>
      <text:p text:style-name="P7"> <text:span text:style-name="T5">O processador implementado atende às especificações definidas no trabalho, incluindo:</text:span></text:p>
      <text:list text:style-name="L1">
        <text:list-item>
          <text:p text:style-name="P8"><text:span text:style-name="T6">Arquitetura</text:span><text:span text:style-name="T7">: Processador multiciclo que executa uma instrução a cada 4 ciclos de clock.</text:span></text:p>
        </text:list-item>
        <text:list-item>
          <text:p text:style-name="P9"><text:span text:style-name="T6">Largura de dados: </text:span><text:span text:style-name="T7">Cada instrução tem tamanho fixo de 16 bits para todas as operações definidas, registradores e imediatos.</text:span></text:p>
        </text:list-item>
        <text:list-item>
          <text:p text:style-name="P9"><text:span text:style-name="T6">Banco de registradores: </text:span><text:span text:style-name="T7">Foram definidos 8 registradores (R0-R7), de 16 bits cada.</text:span></text:p>
        </text:list-item>
        <text:list-item>
          <text:p text:style-name="P9"><text:span text:style-name="T6">Conjunto de instruções: </text:span><text:span text:style-name="T7">Instruções definidas em três formatos distintos.</text:span></text:p>
        </text:list-item>
        <text:list-item>
          <text:p text:style-name="P10"><text:span text:style-name="T6">ULA: </text:span><text:span text:style-name="T7">Implementa todas as operações aritméticas que foram definidas pelo trabalho (Soma, subtração e porta NAND).</text:span></text:p>
        </text:list-item>
      </text:list>
      <text:p text:style-name="P3"><text:soft-page-break/></text:p>
      <text:h text:style-name="P4" text:outline-level="2">2. Decisões de Arquitetura</text:h>
      <text:h text:style-name="P5" text:outline-level="3">2.1 Organização dos Módulos</text:h>
      <text:p text:style-name="P11"><text:span text:style-name="T8">  <text:tab/></text:span><text:span text:style-name="T9">Para a implementação, </text:span><text:span text:style-name="T10">adotamos uma </text:span><text:span text:style-name="T9"><text:s/></text:span><text:span text:style-name="T10">abordagem modular</text:span><text:span text:style-name="T9">, sendo o componente principal, </text:span><text:span text:style-name="T10">‘processor.v’, </text:span><text:span text:style-name="T9">que é </text:span><text:span text:style-name="T10">responsável por </text:span><text:span text:style-name="T9">integra</text:span><text:span text:style-name="T10">r</text:span><text:span text:style-name="T9"> todos os outros módulos </text:span><text:span text:style-name="T10">do sistema</text:span><text:span text:style-name="T9">. </text:span><text:span text:style-name="T10">Entre eles está o </text:span><text:span text:style-name="T11">módulo “Unidade de Controle”, </text:span><text:span text:style-name="T10">que internamente instancia internamente </text:span><text:span text:style-name="T11"><text:s/>dois </text:span><text:span text:style-name="T10">sub</text:span><text:span text:style-name="T11">módulos próprios, que são o decodificador de instrução e o decodificador de registrador, únicos módulos que foram definidos fora do arquivo do componente principal do processador.</text:span></text:p>
      <text:p text:style-name="P12"><text:tab/>A abordagem escolhida foi decidida para <text:span text:style-name="T12">facilitar a manutenção e depuração , permitindo que cada módulo seja desenvolvido e testado de forma isolada, com a finalidade de entendermos cada módulo de maneira mais simples e objetiva. Além disso, essa abordagem auxilia na reutilização de componentes em outros projetos ou em futuras versões do processador.</text:span></text:p>
      <text:h text:style-name="P5" text:outline-level="3">2.2 Unidade de Controle</text:h>
      <text:p text:style-name="P13"><text:span text:style-name="T9"><text:tab/>Para a implementação</text:span><text:span text:style-name="T11"> </text:span><text:span text:style-name="T13">da Unidade de Controle, foi utilizada a lógica combinacional baseada em estados com contador de 2 bits externo. Esse contador gera 4 estados distintos (de 0 a 3), permitindo que cada ciclo de execução seja bem definido e separado. A unidade de controle utiliza esses estados para ativar os sinais corretos a cada ciclo, guiando o processador em cada instrução.</text:span></text:p>
      <text:p text:style-name="P14"><text:span text:style-name="T3"><text:tab/></text:span><text:span text:style-name="T14">Essa abordagem segue o modelo de uma</text:span><text:span text:style-name="T15"> arquitetura multiciclo, </text:span><text:span text:style-name="T14">em que cada instrução é dividida em vários ciclos de clock. Isso</text:span><text:span text:style-name="T15"> permite </text:span><text:span text:style-name="T14">uma execução mais flexível e otimizada</text:span><text:span text:style-name="T15">, </text:span><text:span text:style-name="T14">já que diferentes instruções podem reutilizar os mesmos ciclos, fazendo a Unidade de Controle gerar apenas o necessário para o estado atual</text:span><text:span text:style-name="T15">.</text:span></text:p>
      <text:p text:style-name="P15"><text:span text:style-name="T16">Cada ciclo foi definido como:<text:line-break/><text:tab/></text:span><text:span text:style-name="T17">- </text:span><text:span text:style-name="T18">Ciclo 0: </text:span><text:span text:style-name="T19">Decodificação da instrução.<text:line-break/><text:tab/></text:span><text:span text:style-name="T20">- Ciclo 1: </text:span><text:span text:style-name="T19">Seleção e carregamento do primeiro operando.<text:line-break/><text:tab/></text:span><text:span text:style-name="T20">- Ciclo 2: </text:span><text:span text:style-name="T21">Seleção do segundo operando e execução da operação.</text:span><text:span text:style-name="T20"><text:line-break/><text:tab/>- Ciclo 3: </text:span><text:span text:style-name="T21">Writeback do resultado no registrador destino.</text:span></text:p>
      <text:p text:style-name="P16"><text:soft-page-break/><text:span text:style-name="T22"><text:line-break/></text:span><text:span text:style-name="T23">2.3 Multiplexador</text:span></text:p>
      <text:p text:style-name="P17"><text:span text:style-name="T9"><text:tab/></text:span><text:span text:style-name="T24">O multiplexador responsável pela <text:s/>seleção </text:span><text:span text:style-name="T25">entre o</text:span><text:span text:style-name="T24">s registrador </text:span><text:span text:style-name="T25">e o valor </text:span><text:span text:style-name="T24">imediato foi implementado com 10 entradas: </text:span><text:span text:style-name="T26">oito correspondem aos</text:span><text:span text:style-name="T24"> registradores, </text:span><text:span text:style-name="T26">uma ao</text:span><text:span text:style-name="T24"> registrador R e </text:span><text:span text:style-name="T26">a última ao valor </text:span><text:span text:style-name="T24">imediato). O </text:span><text:span text:style-name="T27">controle dessas entradas é feito a partir se um sinal seletor de 4 bits.</text:span></text:p>
      <text:p text:style-name="P18"><text:span text:style-name="T3"><text:tab/></text:span><text:span text:style-name="T28">A lógica de seleção foi feita para aproveitar diretamente os códigos dos registradores fornecidos pela instrução. Para isso, o código de cada registrador é expandido com um bit 0 a esquerda. Já para as opções que não vem direto da instrução, o registrador R e o valor imediato, <text:s/>foram atribuídos códigos exclusivos: 1000 para o imediato e 1001 para o R.</text:span></text:p>
      <text:p text:style-name="P19"><text:tab/><text:span text:style-name="T29">Essa implementação foi escolhida por simplificar o controle por parte da Unidade de Controle, para permitir que o sinal de controle seja gerado de forma direta e lógica a partir dos bits da instrução, sem que precise de lógica adicional ou decodificação complexa.</text:span></text:p>
      <text:h text:style-name="P5" text:outline-level="3">2.4 Registradores</text:h>
      <text:p text:style-name="P20"><text:span text:style-name="T24"><text:tab/></text:span><text:span text:style-name="T30">Para a implementação dos registradores </text:span><text:span text:style-name="T31">foi definido apenas um único módulo, qual padroniza todos os registradores, </text:span><text:span text:style-name="T32">e declaramos ao registradores R0-R7, A e R no módulo principal do processador.</text:span></text:p>
      <text:p text:style-name="P21"/>
      <text:p text:style-name="P3"/>
      <text:h text:style-name="P4" text:outline-level="2">3. Implementação dos Módulos</text:h>
      <text:h text:style-name="P5" text:outline-level="3">3.1 Contador (counter.v)</text:h>
      <text:p text:style-name="P22"><text:span text:style-name="T33">Função: </text:span><text:span text:style-name="T34">Gera os 4 estados da máquina do processador, ou seja, ciclos 0 a 3.</text:span><text:span text:style-name="T9"><text:line-break/></text:span><text:span text:style-name="T33">Sinais:</text:span><text:span text:style-name="T8"> <text:line-break/><text:tab/></text:span><text:span text:style-name="T35">- </text:span><text:span text:style-name="T36">clock: </text:span><text:span text:style-name="T37">Clock do sistema<text:line-break/><text:tab/></text:span><text:span text:style-name="T36">- clear: </text:span><text:span text:style-name="T37">Reset assíncrono do contador.<text:line-break/></text:span><text:span text:style-name="T36"><text:tab/>- </text:span><text:span text:style-name="T38">out [1:0]: </text:span><text:span text:style-name="T39">Estado atual (2 bits)</text:span><text:span text:style-name="T9"><text:line-break/></text:span><text:span text:style-name="T33">Comportamento:</text:span><text:span text:style-name="T8"> </text:span><text:span text:style-name="T40">Contador binário de 2 bits que incrementa a cada ciclo de clock e pode ser </text:span><text:span text:style-name="T41">reiniciado</text:span><text:span text:style-name="T40"> através do sinal </text:span><text:span text:style-name="T42">clear</text:span><text:span text:style-name="T41">.</text:span></text:p>
      <text:h text:style-name="P5" text:outline-level="3"><text:soft-page-break/>3.2 ULA (ULA.v)</text:h>
      <text:p text:style-name="P23"><text:span text:style-name="T33">Operações implementadas:</text:span><text:span text:style-name="T8"> </text:span><text:span text:style-name="T43">Soma (ADD), Subtração (SUB), </text:span><text:span text:style-name="T44">NAND e Transferência </text:span><text:span text:style-name="T45">(REP)</text:span><text:span text:style-name="T44">.</text:span><text:span text:style-name="T9"><text:line-break/></text:span><text:span text:style-name="T33">Códigos de controle:</text:span><text:span text:style-name="T8"> <text:line-break/><text:tab/></text:span><text:span text:style-name="T46">3'b000</text:span><text:span text:style-name="T47">: Soma <text:line-break/><text:tab/></text:span><text:span text:style-name="T46">3'b001</text:span><text:span text:style-name="T47">: Subtração <text:line-break/><text:tab/></text:span><text:span text:style-name="T46">3'b010</text:span><text:span text:style-name="T47">: NAND <text:line-break/><text:tab/></text:span><text:span text:style-name="T46">3'b111</text:span><text:span text:style-name="T47">: Transferência (REP)</text:span></text:p>
      <text:h text:style-name="P24" text:outline-level="3">3.3 Decodificador (decodificador.v)</text:h>
      <text:p text:style-name="P25"><text:span text:style-name="T33">Função:</text:span><text:span text:style-name="T8"> </text:span><text:span text:style-name="T48">E</text:span><text:span text:style-name="T40">xtrai os campos da instrução de 16 bits.</text:span><text:span text:style-name="T9"><text:line-break/></text:span><text:span text:style-name="T33">Campos extraídos:</text:span><text:span text:style-name="T8"> </text:span><text:span text:style-name="T49">O</text:span><text:span text:style-name="T9">pcode, RX </text:span><text:span text:style-name="T50">e</text:span><text:span text:style-name="T9"> RY<text:line-break/></text:span><text:span text:style-name="T33">Implementação: </text:span><text:span text:style-name="T40">Utiliza assigns simples para extrair os bits correspondentes da instrução.</text:span></text:p>
      <text:h text:style-name="P26" text:outline-level="3"><text:span text:style-name="T23">3.4 </text:span><text:span text:style-name="T40">Decodificador de Registrador</text:span> </text:h>
      <text:p text:style-name="P27"><text:span text:style-name="Strong_20_Emphasis"><text:span text:style-name="T51">Função</text:span></text:span><text:span text:style-name="Strong_20_Emphasis"><text:span text:style-name="T52">:</text:span></text:span><text:span text:style-name="T52"> Converte o número do registrador (3 bits) em sinal de habilitação one-hot (8 bits).</text:span><text:span text:style-name="T53"><text:line-break/></text:span><text:span text:style-name="Strong_20_Emphasis"><text:span text:style-name="T54">M</text:span></text:span><text:span text:style-name="Strong_20_Emphasis"><text:span text:style-name="T54">a</text:span></text:span><text:span text:style-name="Strong_20_Emphasis"><text:span text:style-name="T54">p</text:span></text:span><text:span text:style-name="Strong_20_Emphasis"><text:span text:style-name="T54">e</text:span></text:span><text:span text:style-name="Strong_20_Emphasis"><text:span text:style-name="T54">a</text:span></text:span><text:span text:style-name="Strong_20_Emphasis"><text:span text:style-name="T54">mento:<text:line-break/><text:tab/><text:tab/></text:span></text:span><text:span text:style-name="Strong_20_Emphasis"><text:span text:style-name="T55">000 -&gt; 10000000 (R0)</text:span></text:span></text:p>
      <text:p text:style-name="P28"><text:span text:style-name="Strong_20_Emphasis"><text:span text:style-name="T55"><text:tab/><text:tab/>001 -&gt; 01000000 (R1)</text:span></text:span></text:p>
      <text:p text:style-name="P28"><text:span text:style-name="Strong_20_Emphasis"><text:span text:style-name="T55"><text:tab/><text:tab/>010 -&gt; 00100000 (R2)</text:span></text:span></text:p>
      <text:p text:style-name="P28"><text:span text:style-name="Strong_20_Emphasis"><text:span text:style-name="T55"><text:tab/><text:tab/>011 -&gt; 00010000 (R3)</text:span></text:span></text:p>
      <text:p text:style-name="P28"><text:span text:style-name="Strong_20_Emphasis"><text:span text:style-name="T55"><text:tab/><text:tab/>100 -&gt; 00001000 (R4)</text:span></text:span></text:p>
      <text:p text:style-name="P28"><text:span text:style-name="Strong_20_Emphasis"><text:span text:style-name="T55"><text:tab/><text:tab/>101 -&gt; 00000100 (R5)</text:span></text:span></text:p>
      <text:p text:style-name="P28"><text:span text:style-name="Strong_20_Emphasis"><text:span text:style-name="T55"><text:tab/><text:tab/>110 -&gt; 00000010 (R6)</text:span></text:span></text:p>
      <text:p text:style-name="P28"><text:span text:style-name="Strong_20_Emphasis"><text:span text:style-name="T55"><text:tab/><text:tab/>111 -&gt; 00000001 (R7)</text:span></text:span><text:line-break/></text:p>
      <text:h text:style-name="P29" text:outline-level="3"><text:span text:style-name="T23">3.</text:span><text:span text:style-name="T56">5 Extensor de sinal</text:span></text:h>
      <text:p text:style-name="P30"><text:span text:style-name="Strong_20_Emphasis"><text:span text:style-name="T51">Função</text:span></text:span><text:span text:style-name="Strong_20_Emphasis"><text:span text:style-name="T52">: </text:span></text:span><text:span text:style-name="Strong_20_Emphasis"><text:span text:style-name="T57">E</text:span></text:span><text:span text:style-name="Strong_20_Emphasis"><text:span text:style-name="T58">x</text:span></text:span><text:span text:style-name="Strong_20_Emphasis"><text:span text:style-name="T57">tende o valor imediato de 10 bits para 16 bits.<text:line-break/></text:span></text:span><text:span text:style-name="Strong_20_Emphasis"><text:span text:style-name="T59">I</text:span></text:span><text:span text:style-name="Strong_20_Emphasis"><text:span text:style-name="T59">m</text:span></text:span><text:span text:style-name="Strong_20_Emphasis"><text:span text:style-name="T59">p</text:span></text:span><text:span text:style-name="Strong_20_Emphasis"><text:span text:style-name="T59">l</text:span></text:span><text:span text:style-name="Strong_20_Emphasis"><text:span text:style-name="T59">e</text:span></text:span><text:span text:style-name="Strong_20_Emphasis"><text:span text:style-name="T59">mentação: <text:s/></text:span></text:span><text:span text:style-name="Strong_20_Emphasis"><text:span text:style-name="T60">Concatena 6 bits zero com os 10 bits menos significativos da instrução: </text:span></text:span><text:span text:style-name="Strong_20_Emphasis"><text:span text:style-name="Source_20_Text"><text:span text:style-name="T60">{6'b000000, instrucao[9:0]}</text:span></text:span></text:span></text:p>
      <text:p text:style-name="P30"><text:span text:style-name="Source_20_Text"><text:span text:style-name="T60"/></text:span></text:p>
      <text:p text:style-name="P30"><text:span text:style-name="Source_20_Text"><text:span text:style-name="T60"/></text:span></text:p>
      <text:h text:style-name="P31" text:outline-level="3"><text:soft-page-break/><text:span text:style-name="T23">3.</text:span><text:span text:style-name="T56">5 </text:span><text:span text:style-name="T61">Registrador</text:span></text:h>
      <text:p text:style-name="P32"><text:span text:style-name="Strong_20_Emphasis"><text:span text:style-name="T51">Função</text:span></text:span><text:span text:style-name="Strong_20_Emphasis"><text:span text:style-name="T52">: </text:span></text:span><text:span text:style-name="Strong_20_Emphasis"><text:span text:style-name="T57">Implementa um registrador de 16 bits com habilitação.</text:span></text:span><text:span text:style-name="Strong_20_Emphasis"><text:span text:style-name="T57"><text:line-break/></text:span></text:span><text:span text:style-name="Strong_20_Emphasis"><text:span text:style-name="T62">S</text:span></text:span><text:span text:style-name="Strong_20_Emphasis"><text:span text:style-name="T62">i</text:span></text:span><text:span text:style-name="Strong_20_Emphasis"><text:span text:style-name="T62">n</text:span></text:span><text:span text:style-name="Strong_20_Emphasis"><text:span text:style-name="T62">ais</text:span></text:span><text:span text:style-name="Strong_20_Emphasis"><text:span text:style-name="T59">: <text:s/></text:span></text:span><text:span text:style-name="Source_20_Text"><text:span text:style-name="T60"><text:line-break/><text:tab/></text:span></text:span><text:span text:style-name="Source_20_Text"><text:span text:style-name="T63">clock</text:span></text:span><text:span text:style-name="Source_20_Text"><text:span text:style-name="T60">: Clock do sistema </text:span></text:span></text:p>
      <text:list text:style-name="L2">
        <text:list-header>
          <text:p text:style-name="P33"><text:span text:style-name="Source_20_Text"><text:span text:style-name="T64">enable</text:span></text:span>: Habilita escrita no registrador </text:p>
        </text:list-header>
      </text:list>
      <text:list text:style-name="L3">
        <text:list-header>
          <text:p text:style-name="P34"><text:span text:style-name="Source_20_Text"><text:span text:style-name="T64">entrada[15:0]</text:span></text:span>: Dados de entrada </text:p>
        </text:list-header>
      </text:list>
      <text:list text:style-name="L4">
        <text:list-header>
          <text:p text:style-name="P35"><text:span text:style-name="Source_20_Text"><text:span text:style-name="T65">saida[15:0]</text:span></text:span><text:span text:style-name="T66">: Dados de saída</text:span></text:p>
        </text:list-header>
      </text:list>
      <text:p text:style-name="P28"/>
      <text:p text:style-name="P3"/>
      <text:h text:style-name="P4" text:outline-level="2">4. Fluxo de Execução</text:h>
      <text:h text:style-name="P5" text:outline-level="3">4.1 Ciclo 1 - Decodificação</text:h>
      <text:p text:style-name="P36"><text:tab/>Neste primeiro ciclo, a instrução é decodificada através do módulo <text:span text:style-name="T67">decodificador, </text:span><text:span text:style-name="T68">extraindo os campos de Opcode, RX e RY. A unidade de controle prepara os sinais para os próximos ciclos, mas não executa nenhuma operação efetiva sobre os dados. </text:span></text:p>
      <text:h text:style-name="P5" text:outline-level="3">4.2 Ciclo 2 - Primeiro Operando</text:h>
      <text:p text:style-name="P37"><text:tab/><text:span text:style-name="T69">Para as instruções aritméticas e lógicas (ADD, SUB, NAN), o primeiro operando (registrador RX) é selecionado pelo multiplexador e carregado no registrador auxiliar A. Para a instrução OUT, o registrador RX é preparado para ser enviado ao barramento.</text:span></text:p>
      <text:h text:style-name="P5" text:outline-level="3">4.3 Ciclo 3 - Segundo Operando e Execução</text:h>
      <text:list text:style-name="L5">
        <text:list-item>
          <text:p text:style-name="P38">ADD/SUB/NAN: <text:span text:style-name="T70">O segundo operando (RY), é selecionado, a ULA executa a operação correspondente e o resultado é armazenado em R.</text:span></text:p>
        </text:list-item>
        <text:list-item>
          <text:p text:style-name="P39">REP: <text:span text:style-name="T70">O registrador RY é transferido através da ULA para o registrador R.</text:span></text:p>
        </text:list-item>
        <text:list-item>
          <text:p text:style-name="P39">LDI: <text:span text:style-name="T70">O valor imediato, é transferido para o registrador R.</text:span></text:p>
        </text:list-item>
        <text:list-item>
          <text:p text:style-name="P39">OUT: <text:span text:style-name="T70">O registrador RX é enviado para o barramento de saída.</text:span></text:p>
        </text:list-item>
      </text:list>
      <text:h text:style-name="P40" text:outline-level="3"><text:soft-page-break/>4.4 Ciclo 4 - Writeback</text:h>
      <text:p text:style-name="P41"><text:span text:style-name="T9"><text:tab/></text:span><text:span text:style-name="T71">P</text:span><text:span text:style-name="T72">ara instruções que modificam registradores (ADD, SUB, NAN, REP, LDI), o resultado armazenado no registrador R é escrito no registrador destino RX. A instrução OUT continua enviando dados para o barramento.</text:span></text:p>
      <text:p text:style-name="P3"/>
      <text:h text:style-name="P4" text:outline-level="2">5. Testes Realizados</text:h>
      <text:h text:style-name="P5" text:outline-level="3">5.1 Teste 1 – <text:span text:style-name="T73">Operação básica com imediato</text:span></text:h>
      <text:p text:style-name="P2"><text:span text:style-name="T1">Objetivo:</text:span><text:span text:style-name="T2"> </text:span><text:span text:style-name="T74">Testar o carregamento de imediato e operação.</text:span><text:span text:style-name="T3"><text:line-break/></text:span><text:span text:style-name="T1">Programa usado:</text:span></text:p>
      <text:p text:style-name="P42"><text:span text:style-name="T9">Instrução 1: </text:span><text:span text:style-name="T75">ldi r0, #28</text:span><text:span text:style-name="T9"> -&gt; </text:span>101_000_0000011100</text:p>
      <text:p text:style-name="P42"><text:span text:style-name="T9">Instrução 2: </text:span><text:span text:style-name="T75">ldi r0, #10</text:span><text:span text:style-name="T9"> -&gt; </text:span>101_001_0000001010<text:span text:style-name="T9"><text:line-break/>Instrução </text:span><text:span text:style-name="T76">3</text:span><text:span text:style-name="T9">: </text:span><text:span text:style-name="T76">sub</text:span><text:span text:style-name="T75"> r0, </text:span><text:span text:style-name="T76">r1 <text:s/></text:span><text:span text:style-name="T9">-&gt; </text:span>001_000_001_0000000<text:span text:style-name="T9"><text:line-break/>Instrução </text:span><text:span text:style-name="T76">4</text:span><text:span text:style-name="T9">: </text:span><text:span text:style-name="T76">out</text:span><text:span text:style-name="T75"> </text:span><text:span text:style-name="T76">r0</text:span><text:span text:style-name="T9"> -&gt; </text:span><text:span text:style-name="T77">1</text:span>00_000_0000000000</text:p>
      <text:p text:style-name="P43"><text:span text:style-name="T1">Resultado esperado:</text:span><text:span text:style-name="T2"> </text:span><text:span text:style-name="T78"><text:line-break/><text:tab/>R0 deve conter 28 após a primeira instrução.<text:line-break/><text:tab/>R1 deve conter 1.</text:span><text:span text:style-name="T79">o</text:span><text:span text:style-name="T78"> após a segunda instrução.<text:line-break/><text:tab/>R0 deve conter 18 (28-10) após a terceira instrução.<text:line-break/><text:tab/>Barramento deve mostrar 18 na quarta instrução.</text:span><text:span text:style-name="T3"><text:line-break/></text:span><text:span text:style-name="T1">Status: </text:span><text:span text:style-name="T80">Passou </text:span><text:span text:style-name="T3"><text:line-break/></text:span><text:span text:style-name="T1">Observações:</text:span><text:span text:style-name="T3"> </text:span><text:span text:style-name="T81">Teste principal dado no testbench.</text:span><text:span text:style-name="T82"> </text:span></text:p>
      <text:h text:style-name="P5" text:outline-level="3">5.2 Teste 2 - [Nome do teste]</text:h>
      <text:p text:style-name="P44"><text:span text:style-name="T1">Objetivo:</text:span><text:span text:style-name="T2"> ...</text:span><text:span text:style-name="T3"><text:line-break/></text:span><text:span text:style-name="T1">Programa usado:</text:span></text:p>
      <text:p text:style-name="P45"><text:span text:style-name="T9">Instrução 1: </text:span></text:p>
      <text:p text:style-name="P45"><text:span text:style-name="T9">Instrução 2:<text:line-break/>Instrução </text:span><text:span text:style-name="T76">3</text:span><text:span text:style-name="T9">: <text:line-break/></text:span><text:soft-page-break/><text:span text:style-name="T9">Instrução </text:span><text:span text:style-name="T76">4</text:span><text:span text:style-name="T9">: <text:line-break/>...</text:span></text:p>
      <text:p text:style-name="P44"><text:span text:style-name="T83">Resultado esperado:</text:span> <text:span text:style-name="T84"><text:line-break/><text:tab/></text:span><text:line-break/><text:span text:style-name="T83">Status:</text:span> ...<text:line-break/><text:span text:style-name="T83">Observações:</text:span> ...</text:p>
      <text:h text:style-name="P5" text:outline-level="3">5.3 Teste 3 - [Nome do teste]</text:h>
      <text:p text:style-name="P46"><text:span text:style-name="T1">Objetivo:</text:span><text:span text:style-name="T2"> </text:span><text:span text:style-name="T3"><text:line-break/></text:span><text:span text:style-name="T1">Programa usado:</text:span></text:p>
      <text:p text:style-name="P47"><text:span text:style-name="T9">Instrução 1: </text:span></text:p>
      <text:p text:style-name="P47"><text:span text:style-name="T9">Instrução 2: <text:line-break/>Instrução </text:span><text:span text:style-name="T76">3</text:span><text:span text:style-name="T9">: <text:line-break/>Instrução </text:span><text:span text:style-name="T76">4</text:span><text:span text:style-name="T9">: <text:line-break/>...</text:span></text:p>
      <text:p text:style-name="P46"><text:span text:style-name="T83">Resultado esperado:</text:span><text:span text:style-name="T84"><text:line-break/><text:tab/>...</text:span><text:line-break/><text:span text:style-name="T83">Status:</text:span> ...<text:line-break/><text:span text:style-name="T83">Observações:</text:span> ...</text:p>
      <text:p text:style-name="P3"/>
      <text:h text:style-name="P4" text:outline-level="2"><text:span text:style-name="T85">6</text:span>. Conclusão</text:h>
      <text:p text:style-name="P37"><text:tab/>O projeto atingiu seus objetivos principais, implementando com sucesso um processador multiciclo de 16 bits capaz de executar as instruções especificadas. A arquitetura modular facilitou o desenvolvimento e depuração, enquanto a implementação multiciclo proporcionou uma base sólida para futuras expansões. O processador demonstra compreensão adequada dos conceitos fundamentais de arquitetura de computadores.</text:p>
      <text:p text:style-name="P3"/>
      <text:h text:style-name="P4" text:outline-level="2"><text:soft-page-break/><text:span text:style-name="T86">7</text:span>. Anexos</text:h>
      <text:h text:style-name="P5" text:outline-level="3">9.1 Códigos-fonte</text:h>
      <text:p text:style-name="P37">https://github.com/RenanCatini/ProcessadorV1</text:p>
      <text:h text:style-name="P5" text:outline-level="3">9.2 Waveforms</text:h>
      <text:p text:style-name="P37">[Imagens das formas de onda do GTKWave]</text:p>
      <text:h text:style-name="P5" text:outline-level="3">9.3 Tabelas de Referência</text:h>
      <text:p text:style-name="P37">[Tabelas importantes como mapeamento de instruções, etc.]</text:p>
      <text:p text:style-name="P48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2:19:21.268493312</meta:creation-date>
    <dc:date>2025-06-08T16:47:14.885586944</dc:date>
    <meta:editing-duration>PT2H9M41S</meta:editing-duration>
    <meta:editing-cycles>61</meta:editing-cycles>
    <meta:generator>LibreOffice/25.2.3.2$Linux_X86_64 LibreOffice_project/520$Build-2</meta:generator>
    <meta:print-date>2025-06-08T13:14:31.381704792</meta:print-date>
    <meta:printed-by>Arquivos PDF</meta:printed-by>
    <meta:document-statistic meta:table-count="0" meta:image-count="0" meta:object-count="0" meta:page-count="8" meta:paragraph-count="88" meta:word-count="1270" meta:character-count="8257" meta:non-whitespace-character-count="7000"/>
  </office:meta>
</office:document-meta>
</file>